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B000000EC9C3EBAC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 loext:decorative="false"/>
    </style:style>
    <style:style style:name="gr2" style:family="graphic" style:parent-style-name="standard">
      <style:graphic-properties draw:stroke="solid" svg:stroke-width="0.151cm" svg:stroke-color="#ac3030" draw:stroke-linejoin="round" svg:stroke-linecap="butt" draw:fill="none" draw:fill-color="#729fcf" loext:fill-use-slide-background="false" draw:opacity="57%" draw:opacity-name="" fo:padding-top="0.075cm" fo:padding-bottom="0.075cm" fo:padding-left="0.075cm" fo:padding-right="0.075cm" loext:decorative="false"/>
    </style:style>
    <style:style style:name="P1" style:family="paragraph">
      <loext:graphic-properties draw:fill="bitmap" draw:fill-image-name="Bitmap_20_1" style:repeat="stretch"/>
      <style:paragraph-properties fo:text-align="center"/>
    </style:style>
    <style:style style:name="P2" style:family="paragraph">
      <loext:graphic-properties draw:fill="none" draw:fill-color="#729fcf" draw:opacity="57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4.457cm" svg:height="4.529cm" svg:x="1.578cm" svg:y="1.366cm" svg:viewBox="0 0 4458 4530" svg:d="M0 1896c12-78 29-155 49-232 52-192 129-377 229-551 100-173 222-332 362-473 141-140 300-262 473-362 174-100 359-177 551-229 76-20 154-37 232-49h719c78 12 155 29 232 49 192 52 377 128 551 229 173 100 331 222 472 362 140 141 263 300 363 473 98 171 174 352 225 540v1204c-51 188-127 370-225 541-100 173-223 331-363 472-141 140-299 263-472 363-174 100-359 177-551 228-128 34-259 57-391 69h-402c-132-12-262-35-390-69-192-51-377-128-551-228-173-100-332-223-473-363-140-141-262-299-362-472-100-174-177-359-229-551-20-77-37-154-49-232z">
          <text:p/>
        </draw:path>
        <draw:path draw:style-name="gr2" draw:text-style-name="P2" draw:layer="layout" svg:width="4.571cm" svg:height="4.571cm" svg:x="1.524cm" svg:y="1.324cm" svg:viewBox="0 0 4572 4572" svg:d="M4572 2287c0 402-105 795-306 1143-201 346-490 635-836 836-348 201-741 306-1144 306-401 0-796-105-1143-306s-636-490-836-836c-201-348-307-741-307-1143s106-797 307-1144c200-347 489-636 836-836 347-201 742-307 1143-307 403 0 796 106 1144 307 346 200 635 489 836 836s306 742 306 11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0EB000000EC9C3EBAC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0.6cm" fo:margin-right="0.6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27T12:28:08.429000000</dc:date>
    <meta:editing-duration>PT7M8S</meta:editing-duration>
    <meta:editing-cycles>2</meta:editing-cycles>
    <meta:generator>LibreOffice/24.2.2.2$Windows_X86_64 LibreOffice_project/d56cc158d8a96260b836f100ef4b4ef25d6f1a01</meta:generator>
    <meta:print-date>2024-04-27T12:26:10.607000000</meta:print-date>
    <meta:printed-by>PDF files</meta:printed-by>
    <meta:document-statistic meta:object-count="2"/>
  </office:meta>
</office:document-meta>
</file>